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AB9DF1F49D1D3D2.png" manifest:media-type="image/png"/>
  <manifest:file-entry manifest:full-path="Pictures/10000201000005560000030026C724A7AF77E8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c4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2" draw:name="Image1" text:anchor-type="char" svg:width="16.194cm" svg:height="9.262cm" draw:z-index="0"><draw:image xlink:href="Pictures/10000201000005560000030026C724A7AF77E857.png" xlink:type="simple" xlink:show="embed" xlink:actuate="onLoad" loext:mime-type="image/png"/></draw:frame><draw:frame draw:style-name="fr1" draw:name="Image2" text:anchor-type="char" svg:x="0.196cm" svg:y="10.911cm" svg:width="17.59cm" svg:height="9.888cm" draw:z-index="1"><draw:image xlink:href="Pictures/1000020100000556000003001AB9DF1F49D1D3D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05:35:40.052500003</meta:creation-date>
    <meta:editing-duration>PT55M45S</meta:editing-duration>
    <meta:editing-cycles>2</meta:editing-cycles>
    <meta:generator>LibreOffice/6.4.7.2$Linux_X86_64 LibreOffice_project/40$Build-2</meta:generator>
    <dc:date>2021-11-17T06:41:31.958386853</dc:date>
    <meta:document-statistic meta:table-count="0" meta:image-count="2" meta:object-count="0" meta:page-count="1" meta:paragraph-count="0" meta:word-count="0" meta:character-count="0" meta:non-whitespace-character-count="0"/>
  </office:meta>
</office:document-meta>
</file>